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eorgia" svg:font-family="Georgia"/>
    <style:font-face style:name="Courier" svg:font-family="Courier" style:font-family-generic="modern"/>
    <style:font-face style:name="F" svg:font-family="" style:font-family-generic="roman"/>
    <style:font-face style:name="Times-Roman" svg:font-family="Times-Roman" style:font-family-generic="roman"/>
    <style:font-face style:name="Arial Unicode MS3" svg:font-family="'Arial Unicode MS'" style:font-family-generic="swiss"/>
    <style:font-face style:name="ArialMT1" svg:font-family="ArialMT" style:font-family-generic="swiss"/>
    <style:font-face style:name="Helvetica1" svg:font-family="Helvetica" style:font-family-generic="swiss"/>
    <style:font-face style:name="Times-Roman1" svg:font-family="Times-Roman" style:font-family-generic="swiss"/>
    <style:font-face style:name="Arial Unicode MS" svg:font-family="'Arial Unicode MS'"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ongti SC1" svg:font-family="'Songti SC'" style:font-family-generic="roman" style:font-pitch="variable"/>
    <style:font-face style:name="Times New Roman" svg:font-family="'Times New Roman'" style:font-family-generic="roman" style:font-pitch="variable"/>
    <style:font-face style:name="Times-Roman2" svg:font-family="Times-Roman" style:font-family-generic="roman"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ngti SC2" svg:font-family="'Songti SC'"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loext:graphic-properties draw:fill="none" draw:fill-color="#ffffff"/>
    </style:style>
    <style:style style:name="P2" style:family="paragraph">
      <loext:graphic-properties draw:fill="none" draw:fill-color="#ffffff"/>
      <style:text-properties fo:font-size="8pt" style:font-size-asian="8pt" style:font-size-complex="8pt"/>
    </style:style>
    <style:style style:name="P3" style:family="paragraph">
      <style:paragraph-properties style:text-autospace="none"/>
      <style:text-properties fo:color="#111111" loext:opacity="100%" style:font-name="Times New Roman" fo:font-size="16pt" style:letter-kerning="false" style:font-name-asian="ArialMT1" style:font-size-asian="16pt" style:font-name-complex="ArialMT1" style:font-size-complex="16pt"/>
    </style:style>
    <style:style style:name="P4" style:family="paragraph">
      <loext:graphic-properties draw:fill="none" draw:fill-color="#ffffff"/>
      <style:text-properties fo:color="#111111" loext:opacity="100%" style:font-name="Times New Roman"/>
    </style:style>
    <style:style style:name="P5" style:family="paragraph">
      <style:paragraph-properties style:text-autospace="none"/>
      <style:text-properties style:font-name="Helvetica1" fo:font-size="12pt" style:font-name-asian="Helvetica1" style:font-size-asian="12pt" style:font-name-complex="Helvetica1"/>
    </style:style>
    <style:style style:name="P6" style:family="paragraph">
      <style:paragraph-properties style:text-autospace="none"/>
      <style:text-properties fo:color="#ffffff" loext:opacity="100%" style:font-name="Courier" fo:font-size="14pt" style:letter-kerning="false" style:font-name-asian="Courier" style:font-size-asian="14pt" style:font-name-complex="Courier" style:font-size-complex="14pt"/>
    </style:style>
    <style:style style:name="P7" style:family="paragraph">
      <style:paragraph-properties style:text-autospace="none"/>
      <style:text-properties fo:color="#1d132a" loext:opacity="100%" style:font-name="Times-Roman" fo:font-size="16pt" style:letter-kerning="false" style:font-name-asian="Times-Roman" style:font-size-asian="16pt" style:font-name-complex="Times-Roman" style:font-size-complex="16pt"/>
    </style:style>
    <style:style style:name="P8" style:family="paragraph">
      <style:paragraph-properties style:text-autospace="none"/>
      <style:text-properties style:font-name="F" fo:font-size="12pt"/>
    </style:style>
    <style:style style:name="P9" style:family="paragraph">
      <style:paragraph-properties style:text-autospace="none"/>
      <style:text-properties fo:color="#afb4ba" loext:opacity="100%" style:font-name="ArialMT1" fo:font-size="16pt" style:letter-kerning="false" style:font-name-asian="ArialMT1" style:font-size-asian="16pt" style:font-name-complex="ArialMT1" style:font-size-complex="16pt"/>
    </style:style>
    <style:style style:name="P10" style:family="paragraph">
      <loext:graphic-properties draw:fill="none" draw:fill-color="#ffffff"/>
      <style:paragraph-properties style:text-autospace="none"/>
      <style:text-properties fo:color="#000000" loext:opacity="100%" style:font-name="Helvetica1" fo:font-size="12pt" style:font-name-asian="Helvetica1" style:font-size-asian="12pt" style:font-name-complex="Helvetica1" style:font-size-complex="8pt"/>
    </style:style>
    <style:style style:name="P11" style:family="paragraph">
      <loext:graphic-properties draw:fill="none" draw:fill-color="#ffffff"/>
      <style:text-properties fo:font-size="28pt" style:font-size-asian="28pt" style:font-size-complex="28pt"/>
    </style:style>
    <style:style style:name="P12" style:family="paragraph">
      <style:paragraph-properties style:text-autospace="none">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fo:color="#000000" loext:opacity="100%" style:font-name="Helvetica1" fo:font-size="8pt" style:font-name-asian="Helvetica1" style:font-size-asian="8pt" style:font-name-complex="Helvetica1" style:font-size-complex="8pt"/>
    </style:style>
    <style:style style:name="P13" style:family="paragraph">
      <style:paragraph-properties style:text-autospace="none"/>
      <style:text-properties fo:color="#000000" loext:opacity="100%" style:font-name="Georgia" fo:font-size="8pt" style:letter-kerning="false" style:font-name-asian="Georgia" style:font-size-asian="8pt" style:font-name-complex="Georgia" style:font-size-complex="8pt"/>
    </style:style>
    <style:style style:name="P14" style:family="paragraph">
      <style:paragraph-properties style:text-autospace="none"/>
      <style:text-properties fo:color="#000000" loext:opacity="100%" style:font-name="ArialMT1" fo:font-size="8pt" style:letter-kerning="false" style:font-name-asian="ArialMT1" style:font-size-asian="8pt" style:font-name-complex="ArialMT1" style:font-size-complex="8pt"/>
    </style:style>
    <style:style style:name="P15" style:family="paragraph">
      <style:paragraph-properties style:text-autospace="none"/>
      <style:text-properties fo:color="#000000" loext:opacity="100%" style:font-name="F" fo:font-size="8pt" style:font-size-asian="8pt" style:font-size-complex="8pt"/>
    </style:style>
    <style:style style:name="P16" style:family="paragraph">
      <loext:graphic-properties draw:fill="none" draw:fill-color="#ffffff"/>
      <style:paragraph-properties style:text-autospace="none">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fo:color="#000000" loext:opacity="100%" style:font-name="Helvetica1" fo:font-size="8pt" style:font-name-asian="Helvetica1" style:font-size-asian="8pt" style:font-name-complex="Helvetica1" style:font-size-complex="8pt"/>
    </style:style>
    <style:style style:name="P17" style:family="paragraph">
      <style:paragraph-properties style:text-autospace="none">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Helvetica1" fo:font-size="12pt" style:font-name-asian="Helvetica1" style:font-size-asian="12pt" style:font-name-complex="Helvetica1"/>
    </style:style>
    <style:style style:name="P18" style:family="paragraph">
      <loext:graphic-properties draw:fill="none" draw:fill-color="#ffffff"/>
      <style:text-properties fo:color="#000000" loext:opacity="100%" style:text-outline="true" fo:background-color="#ffff00"/>
    </style:style>
    <style:style style:name="P19" style:family="paragraph">
      <style:paragraph-properties style:text-autospace="none">
        <style:tab-stops>
          <style:tab-stop style:position="0.321cm"/>
          <style:tab-stop style:position="0.642cm"/>
          <style:tab-stop style:position="0.964cm"/>
          <style:tab-stop style:position="1.285cm"/>
          <style:tab-stop style:position="1.607cm"/>
          <style:tab-stop style:position="1.928cm"/>
          <style:tab-stop style:position="2.25cm"/>
          <style:tab-stop style:position="2.571cm"/>
          <style:tab-stop style:position="2.892cm"/>
          <style:tab-stop style:position="3.214cm"/>
          <style:tab-stop style:position="3.535cm"/>
          <style:tab-stop style:position="3.857cm"/>
        </style:tab-stops>
      </style:paragraph-properties>
    </style:style>
    <style:style style:name="P20" style:family="paragraph">
      <loext:graphic-properties draw:fill="none" draw:fill-color="#ffffff"/>
      <style:paragraph-properties style:text-autospace="none">
        <style:tab-stops>
          <style:tab-stop style:position="0.321cm"/>
          <style:tab-stop style:position="0.642cm"/>
          <style:tab-stop style:position="0.964cm"/>
          <style:tab-stop style:position="1.285cm"/>
          <style:tab-stop style:position="1.607cm"/>
          <style:tab-stop style:position="1.928cm"/>
          <style:tab-stop style:position="2.25cm"/>
          <style:tab-stop style:position="2.571cm"/>
          <style:tab-stop style:position="2.892cm"/>
          <style:tab-stop style:position="3.214cm"/>
          <style:tab-stop style:position="3.535cm"/>
          <style:tab-stop style:position="3.857cm"/>
        </style:tab-stops>
      </style:paragraph-properties>
    </style:style>
    <style:style style:name="P21" style:family="paragraph">
      <style:paragraph-properties style:text-autospace="none">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P22" style:family="paragraph">
      <loext:graphic-properties draw:fill="none" draw:fill-color="#ffffff"/>
      <style:paragraph-properties style:text-autospace="none">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P23" style:family="paragraph">
      <style:paragraph-properties style:text-autospace="none">
        <style:tab-stops>
          <style:tab-stop style:position="0.321cm"/>
          <style:tab-stop style:position="0.642cm"/>
          <style:tab-stop style:position="0.964cm"/>
          <style:tab-stop style:position="1.285cm"/>
          <style:tab-stop style:position="1.607cm"/>
          <style:tab-stop style:position="1.928cm"/>
          <style:tab-stop style:position="2.25cm"/>
          <style:tab-stop style:position="2.571cm"/>
          <style:tab-stop style:position="2.892cm"/>
          <style:tab-stop style:position="3.214cm"/>
          <style:tab-stop style:position="3.535cm"/>
          <style:tab-stop style:position="3.857cm"/>
        </style:tab-stops>
      </style:paragraph-properties>
      <style:text-properties fo:font-size="8pt" style:font-size-asian="8pt" style:font-size-complex="8pt"/>
    </style:style>
    <style:style style:name="P24" style:family="paragraph">
      <loext:graphic-properties draw:fill="none" draw:fill-color="#ffffff"/>
      <style:paragraph-properties style:text-autospace="none" style:writing-mode="lr-tb">
        <style:tab-stops>
          <style:tab-stop style:position="0.321cm"/>
          <style:tab-stop style:position="0.642cm"/>
          <style:tab-stop style:position="0.964cm"/>
          <style:tab-stop style:position="1.285cm"/>
          <style:tab-stop style:position="1.607cm"/>
          <style:tab-stop style:position="1.928cm"/>
          <style:tab-stop style:position="2.25cm"/>
          <style:tab-stop style:position="2.571cm"/>
          <style:tab-stop style:position="2.892cm"/>
          <style:tab-stop style:position="3.214cm"/>
          <style:tab-stop style:position="3.535cm"/>
          <style:tab-stop style:position="3.857cm"/>
        </style:tab-stops>
      </style:paragraph-properties>
      <style:text-properties style:font-name="Helvetica1" fo:font-size="8pt" style:font-name-asian="Helvetica1" style:font-size-asian="8pt" style:font-name-complex="Helvetica1" style:font-size-complex="8pt"/>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8pt" style:font-size-asian="8pt" style:font-size-complex="8pt"/>
    </style:style>
    <style:style style:name="T2" style:family="text">
      <style:text-properties fo:color="#111111" loext:opacity="100%" style:font-name="Times New Roman" fo:font-size="13pt" style:letter-kerning="false" style:font-name-asian="Helvetica1" style:font-size-asian="13pt" style:font-name-complex="Helvetica1" style:font-size-complex="18pt"/>
    </style:style>
    <style:style style:name="T3" style:family="text">
      <style:text-properties fo:color="#000000" loext:opacity="100%" style:font-name="Times New Roman" fo:font-size="8pt" style:font-size-asian="8pt" style:font-size-complex="8pt"/>
    </style:style>
    <style:style style:name="T4" style:family="text">
      <style:text-properties fo:color="#000000" loext:opacity="100%" style:font-name="Times New Roman" fo:font-size="8pt" style:font-name-asian="Helvetica1" style:font-size-asian="8pt" style:font-name-complex="Helvetica1" style:font-size-complex="8pt"/>
    </style:style>
    <style:style style:name="T5" style:family="text">
      <style:text-properties fo:color="#000000" loext:opacity="100%" style:font-name="Times New Roman" fo:font-size="8pt" style:letter-kerning="false" style:font-name-asian="ArialMT1" style:font-size-asian="8pt" style:font-name-complex="ArialMT1" style:font-size-complex="8pt"/>
    </style:style>
    <style:style style:name="T6" style:family="text">
      <style:text-properties fo:font-size="28pt" style:font-size-asian="28pt" style:font-size-complex="28pt"/>
    </style:style>
    <style:style style:name="T7" style:family="text">
      <style:text-properties fo:color="#000000" loext:opacity="100%" style:font-name="Times New Roman" fo:font-size="8pt" style:text-underline-style="solid" style:text-underline-width="auto" style:text-underline-color="#78a2f6" style:letter-kerning="false" style:font-name-asian="ArialMT1" style:font-size-asian="8pt" style:font-name-complex="ArialMT1" style:font-size-complex="8pt"/>
    </style:style>
    <style:style style:name="T8" style:family="text">
      <style:text-properties style:font-name="Helvetica1" fo:font-size="12pt" style:font-name-asian="Helvetica1" style:font-size-asian="12pt" style:font-name-complex="Helvetica1"/>
    </style:style>
    <style:style style:name="T9" style:family="text">
      <style:text-properties fo:color="#000000" loext:opacity="100%" style:text-outline="true" fo:font-size="44pt" fo:background-color="#ffffff" style:font-size-asian="36pt" style:font-size-complex="44pt"/>
    </style:style>
    <style:style style:name="T10" style:family="text">
      <style:text-properties fo:color="#000000" loext:opacity="100%" style:text-outline="true" fo:font-size="26pt" fo:background-color="#ffffff" style:font-size-asian="22pt" style:font-size-complex="26pt"/>
    </style:style>
    <style:style style:name="T11" style:family="text">
      <style:text-properties fo:color="#000000" loext:opacity="100%" style:text-outline="true" style:font-name="Helvetica1" fo:font-size="22pt" fo:background-color="#ffffff" style:font-name-asian="Helvetica1" style:font-size-asian="18pt" style:font-name-complex="Helvetica1" style:font-size-complex="22pt"/>
    </style:style>
    <style:style style:name="T12" style:family="text">
      <style:text-properties fo:color="#1d132a" loext:opacity="100%" style:font-name="Helvetica1" fo:font-size="12pt" style:letter-kerning="false" style:font-name-asian="Helvetica1" style:font-size-asian="12pt" style:font-name-complex="Helvetica1" style:font-size-complex="16pt"/>
    </style:style>
    <style:style style:name="T13" style:family="text">
      <style:text-properties style:font-name="Helvetica1" fo:font-size="8pt" style:font-name-asian="Helvetica1" style:font-size-asian="8pt" style:font-name-complex="Helvetica1" style:font-size-complex="8pt"/>
    </style:style>
    <style:style style:name="T14" style:family="text">
      <style:text-properties fo:color="#1d132a" loext:opacity="100%" style:font-name="Times-Roman" fo:font-size="11pt" style:letter-kerning="false" style:font-name-asian="Times-Roman" style:font-size-asian="11pt" style:font-name-complex="Times-Roman" style:font-size-complex="11pt"/>
    </style:style>
    <style:style style:name="T15" style:family="text">
      <style:text-properties fo:color="#1d132a" loext:opacity="100%" style:font-name="Helvetica1" fo:font-size="8pt" style:letter-kerning="false" style:font-name-asian="Helvetica1" style:font-size-asian="8pt" style:font-name-complex="Helvetica1" style:font-size-complex="11pt"/>
    </style:style>
    <style:style style:name="T16" style:family="text">
      <style:text-properties fo:color="#000000" loext:opacity="100%" style:font-name="Times New Roman" fo:font-size="8pt" style:letter-kerning="false" style:font-name-asian="Times-Roman" style:font-size-asian="8pt" style:font-name-complex="Times-Roman" style:font-size-complex="8pt"/>
    </style:style>
    <style:style style:name="T17" style:family="text">
      <style:text-properties fo:color="#000000" loext:opacity="100%" style:font-name="Times New Roman" fo:font-size="8pt" style:letter-kerning="false" style:font-name-asian="Helvetica1" style:font-size-asian="8pt" style:font-name-complex="Helvetica1" style:font-size-complex="8pt"/>
    </style:style>
    <style:style style:name="T18" style:family="text">
      <style:text-properties fo:color="#000000" loext:opacity="100%" style:text-outline="true" fo:font-size="28pt" fo:background-color="#ffffff" style:font-size-asian="24pt" style:font-size-complex="28pt"/>
    </style:style>
    <style:style style:name="T19" style:family="text">
      <style:text-properties fo:color="#000000" loext:opacity="100%" style:text-outline="true" style:font-name="Helvetica1" fo:font-size="20pt" fo:background-color="#ffffff" style:font-name-asian="Helvetica1" style:font-size-asian="16pt" style:font-name-complex="Helvetica1" style:font-size-complex="20pt"/>
    </style:style>
    <style:style style:name="gr1" style:family="graphic">
      <style:graphic-properties draw:stroke="none" svg:stroke-width="1cm" svg:stroke-color="#000000" draw:fill="none" draw:fill-color="#ffffff" fo:min-height="1.998cm" fo:padding-top="0.499cm" fo:padding-bottom="0.499cm" fo:padding-left="0.499cm" fo:padding-right="0.4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1cm" svg:stroke-color="#000000" draw:fill="none" draw:fill-color="#ffffff" fo:min-height="3.011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1cm" svg:stroke-color="#000000" draw:fill="none" draw:fill-color="#ffffff" fo:min-height="0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1cm" svg:stroke-color="#000000" draw:fill="none" draw:fill-color="#ffffff" fo:min-height="0.132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1cm" svg:stroke-color="#000000" draw:fill="none" draw:fill-color="#ffffff" fo:min-height="1.6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676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width="1cm" svg:stroke-color="#000000" draw:fill="none" draw:fill-color="#ffffff" fo:min-height="2.951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width="1cm" svg:stroke-color="#000000" draw:fill="none" draw:fill-color="#ffffff" fo:min-height="0.332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1cm" svg:stroke-color="#000000" draw:fill="none" draw:fill-color="#ffffff" fo:min-height="0.907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width="1cm" svg:stroke-color="#000000" draw:fill="none" draw:fill-color="#ffffff" fo:min-height="1.729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width="1cm" svg:stroke-color="#000000" draw:fill="none" draw:fill-color="#ffffff" fo:min-height="1.785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width="1cm" svg:stroke-color="#000000" draw:fill="none" draw:fill-color="#ffffff" draw:textarea-vertical-align="middle" fo:min-height="0cm" fo:padding-top="0.499cm" fo:padding-bottom="0.499cm" fo:padding-left="0.499cm" fo:padding-right="0.49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Shape2" draw:style-name="gr12" draw:text-style-name="P18" svg:width="9.827cm" svg:height="2.784cm" svg:x="-0.513cm" svg:y="2.364cm"><draw:text-box><text:p text:style-name="P25"><text:span text:style-name="T9"><text:s/></text:span><text:span text:style-name="T10">I <text:s/></text:span><text:span text:style-name="T19">Introduction du projet.</text:span></text:p></draw:text-box></draw:frame><draw:frame text:anchor-type="paragraph" draw:z-index="1" draw:name="Shape2_0" draw:style-name="gr11" draw:text-style-name="P18" svg:width="10.946cm" svg:height="2.784cm" svg:x="-0.302cm" svg:y="9.086cm"><draw:text-box><text:p><text:span text:style-name="T9"><text:s/></text:span><text:span text:style-name="T18">II </text:span><text:span text:style-name="T9"><text:s/></text:span><text:span text:style-name="T19">Développement du projet.</text:span></text:p></draw:text-box></draw:frame><draw:frame text:anchor-type="paragraph" draw:z-index="2" draw:name="Shape3" draw:style-name="gr10" draw:text-style-name="P24" svg:width="13.495cm" svg:height="2.959cm" svg:x="0.968cm" svg:y="7.419cm"><draw:text-box><text:p text:style-name="P23"><text:span text:style-name="T16">Les nouvelles technologie de création de plateforme internet d’aujourdh’uit <text:s/>ont gagnées en rapidité, réactivité, performance et maintenabilité. Maintenir un site internet regroupant toutes les qualité précités, est donc crucial pour le développement de votre entreprise car il constituera une vitrine qui vous permettra de </text:span><text:span text:style-name="T5">gagner en visibilité auprès de vos prospects, de fidéliser vos clients et d'augmenter votre chiffre d'affaires.</text:span></text:p><text:p text:style-name="P23"><text:span text:style-name="T17">Pour répondre donc efficacement à ses enjeux, cette refonte sera donc totale et utilisera la Stack complète en JavaScript avec NodeJS côté back-end, et React côté front-end.</text:span></text:p></draw:text-box></draw:frame><draw:frame text:anchor-type="paragraph" draw:z-index="3" draw:name="Shape4" draw:style-name="gr3" draw:text-style-name="P22" svg:width="4.366cm" svg:height="1.424cm" svg:x="0.086cm" svg:y="4.408cm"><draw:text-box><text:p text:style-name="P21"><text:span text:style-name="T8">A-Etat des lieux</text:span></text:p></draw:text-box></draw:frame><draw:frame text:anchor-type="paragraph" draw:z-index="4" draw:name="Shape5" draw:style-name="gr9" draw:text-style-name="P22" svg:width="15.676cm" svg:height="2.458cm" svg:x="0.797cm" svg:y="4.935cm"><draw:text-box><text:p text:style-name="P21"><text:span text:style-name="T13">Il s’agit d’améliorer une plateforme web datant d’environ 10ans et utilisant le framework </text:span><text:span text:style-name="T13"><text:a xlink:href="http://ASP.NET/" xlink:type="simple">ASP.NET</text:a></text:span><text:span text:style-name="T13"><text:s/></text:span><text:span text:style-name="T14">avec un code legacy.</text:span></text:p><text:p text:style-name="P21"><text:span text:style-name="T15">Cette Plateforme a pour but de présenter aux internautes des appartements dans le but de les leur faire découvrir, puis de les <text:s/>leur proposer en location entre particulier.</text:span></text:p></draw:text-box></draw:frame><draw:frame text:anchor-type="paragraph" draw:z-index="5" draw:name="Shape6" draw:style-name="gr3" draw:text-style-name="P20" svg:width="8.434cm" svg:height="1.424cm" svg:x="-0.032cm" svg:y="6.733cm"><draw:text-box><text:p text:style-name="P19"><text:span text:style-name="T12">B-Mise à jour et Amelioration du site.</text:span></text:p></draw:text-box></draw:frame><draw:frame text:anchor-type="paragraph" draw:z-index="7" draw:name="Shape7" draw:style-name="gr3" draw:text-style-name="P1" svg:width="13.396cm" svg:height="1.424cm" svg:x="-0.767cm" svg:y="10.991cm"><draw:text-box><text:p text:style-name="P17"><text:span text:style-name="T8"><text:tab/></text:span><text:span text:style-name="T8">A , Technologie utilisée.</text:span></text:p></draw:text-box></draw:frame><draw:frame text:anchor-type="paragraph" draw:z-index="8" draw:name="Shape8" draw:style-name="gr4" draw:text-style-name="P1" svg:width="15.32cm" svg:height="1.424cm" svg:x="0.607cm" svg:y="14.369cm"><draw:text-box><text:p text:style-name="P5"><text:span text:style-name="T8">B <text:s/>Démarage du framework React</text:span></text:p></draw:text-box></draw:frame><draw:frame text:anchor-type="paragraph" draw:z-index="9" draw:name="Shape9" draw:style-name="gr7" draw:text-style-name="P16" svg:width="15.578cm" svg:height="3.95cm" svg:x="1.334cm" svg:y="11.594cm"><draw:text-box><text:p text:style-name="P12"><text:span text:style-name="T3"><text:s/></text:span><text:span text:style-name="T3">Pour mener à term notre mission de refonte du site, nous utiliserons les technologies suivantes:</text:span></text:p><text:p text:style-name="P12"><text:span text:style-name="T3">Environnement de deeloppement(ide) : VS CODE</text:span></text:p><text:p text:style-name="P13"><text:span text:style-name="T3">Logiciel de gestion de versions: </text:span><text:span text:style-name="T3"><text:a xlink:href="http://GitHub.com" xlink:type="simple">GitHub.com</text:a></text:span></text:p><text:p text:style-name="P14"><text:span text:style-name="T3"> </text:span><text:span text:style-name="T3">technology stack: Node.js coté back-end</text:span></text:p><text:p text:style-name="P14"><text:span text:style-name="T3">React coté front-end.</text:span></text:p><text:p text:style-name="P15"><text:span text:style-name="T5"><text:a xlink:href="https://www.google.com/intl/fr_fr/chrome/" xlink:type="simple">navigateur Web rapide</text:a></text:span><text:span text:style-name="T7">: Chrome</text:span></text:p><text:p text:style-name="P12"><text:span text:style-name="T5">système d’exploitation : macOS</text:span></text:p><text:p text:style-name="P14"><text:span text:style-name="T3">Langage informatique: html, css, sans javascript</text:span></text:p></draw:text-box></draw:frame><draw:frame text:anchor-type="paragraph" draw:z-index="10" draw:name="Shape1_0" draw:style-name="gr6" draw:text-style-name="P11" svg:width="13.676cm" svg:height="2.677cm" svg:x="1.381cm" svg:y="0.358cm"><draw:text-box><text:p><text:span text:style-name="T6">Développement d’Application Web avec React et React Router</text:span></text:p></draw:text-box></draw:frame><draw:frame text:anchor-type="paragraph" draw:z-index="11" draw:name="Shape10" draw:style-name="gr5" draw:text-style-name="P10" svg:width="16.371cm" svg:height="2.959cm" svg:x="1.559cm" svg:y="15.108cm"><draw:text-box><text:p text:style-name="P5"><text:span text:style-name="T3">A partir de mon IDE,, j’ai installé l’application Réact grâce à l’expression:</text:span></text:p><text:p text:style-name="P6"><text:span text:style-name="T3">Npm create react-app Kasa.</text:span></text:p><text:p text:style-name="P7"><text:span text:style-name="T3">Par la suite, j’ai intégré GitHub à l’initialisation, puis installé aussi le router grâce à l’expression</text:span></text:p><text:p text:style-name="P8"><text:span text:style-name="T4">: </text:span><text:span text:style-name="T5">npm install react-router-dom.</text:span></text:p><text:p text:style-name="P9"><text:span text:style-name="T3">Ce démarrage mettra donc en place des fichiers créer automatiquement que nous devrons bien entendu adapter à notre guise. Par conséquent, nous installerons donc le fichier .json, afin de disposer </text:span></text:p></draw:text-box></draw:frame><draw:frame text:anchor-type="paragraph" draw:z-index="6" draw:name="Shape2_2" draw:style-name="gr8" draw:text-style-name="P18" svg:width="13.547cm" svg:height="2.784cm" svg:x="0.115cm" svg:y="18.265cm"><draw:text-box><text:p><text:span text:style-name="T9"><text:s/></text:span><text:span text:style-name="T10">III</text:span><text:span text:style-name="T9"> <text:s/></text:span><text:span text:style-name="T11">Conclusion</text:span></text:p></draw:text-box></draw:frame><draw:frame text:anchor-type="paragraph" draw:z-index="12" draw:name="Shape8_0" draw:style-name="gr4" draw:text-style-name="P4" svg:width="15.32cm" svg:height="1.528cm" svg:x="0.94cm" svg:y="17.369cm"><draw:text-box><text:p text:style-name="P3"><text:span text:style-name="T2">C Présentation du Dossier et des fichiers de l’application dans vsCODE.</text:span></text:p></draw:text-box></draw:frame><draw:frame text:anchor-type="paragraph" draw:z-index="13" draw:name="Shape11" draw:style-name="gr3" draw:text-style-name="P2" svg:width="12.919cm" svg:height="1.654cm" svg:x="1.817cm" svg:y="18.15cm"><draw:text-box><text:p><text:span text:style-name="T1">(Présentez les dossiers en live <text:s/>au sein de l’application vsCODE, puis présentation de l’applicatif Kaasa que nous avons developpé.)</text:span></text:p></draw:text-box></draw:frame><draw:frame text:anchor-type="paragraph" draw:z-index="14" draw:name="Shape12" draw:style-name="gr2" draw:text-style-name="P1" svg:width="14.923cm" svg:height="11.711cm" svg:x="1.713cm" svg:y="7.698cm"><draw:text-box><text:p>Dans ce projet, vous allez implémenter le front-end d’une application en utilisant React et React Router pour créer une expérience utilisateur moderne et réactive.</text:p><text:p/><text:p>Vous travaillerez sur la logique de présentation des données et les composants React, une bibliothèque JavaScript populaire pour la création d'interfaces utilisateur.</text:p><text:p/><text:p>Vous apprendrez à mettre en œuvre des animations CSS et à développer l'interface avec SASS, un préprocesseur CSS, pour améliorer l'expérience visuelle de l'application.</text:p><text:p/><text:p>Vous utiliserez React Router pour configurer la navigation entre les différentes pages de l'application. Cela vous permettra de comprendre comment gérer efficacement le routage dans une application web moderne.</text:p><text:p/><text:p>Le projet se concentrera exclusivement sur le développement front-end, en se basant sur les maquettes fournies et en utilisant des données simulées extraites d'un fichier JSON.</text:p><text:p/><text:p>Vous débuterez le projet avec Create React App, un outil qui simplifie la configuration initiale d'une application React. Vous utiliserez également Node.js pour exécuter du code JavaScript en dehors du navigateur.</text:p></draw:text-box></draw:frame><draw:frame text:anchor-type="paragraph" draw:z-index="15" draw:name="Shape13" draw:style-name="gr1" draw:text-style-name="P1" svg:width="13.535cm" svg:height="6.356cm" svg:x="1.595cm" svg:y="22.008cm"><draw:text-box><text:p>La maîtrise de React et de React Router est essentielle dans le développement web moderne, en particulier pour la création d'applications web dynamiques et réactives. </text:p><text:p/><text:p>L'utilisation de SASS pour gérer le CSS et l'implémentation des animations CSS sont également des compétences clés pour améliorer l'expérience utilisateur. </text:p><text:p/><text:p>Ces compétences vous permettront de créer des applications web interactives et visuellement attrayantes, très demandées dans l'industrie du développement web.</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eorgia" svg:font-family="Georgia"/>
    <style:font-face style:name="Courier" svg:font-family="Courier" style:font-family-generic="modern"/>
    <style:font-face style:name="F" svg:font-family="" style:font-family-generic="roman"/>
    <style:font-face style:name="Times-Roman" svg:font-family="Times-Roman" style:font-family-generic="roman"/>
    <style:font-face style:name="Arial Unicode MS3" svg:font-family="'Arial Unicode MS'" style:font-family-generic="swiss"/>
    <style:font-face style:name="ArialMT1" svg:font-family="ArialMT" style:font-family-generic="swiss"/>
    <style:font-face style:name="Helvetica1" svg:font-family="Helvetica" style:font-family-generic="swiss"/>
    <style:font-face style:name="Times-Roman1" svg:font-family="Times-Roman" style:font-family-generic="swiss"/>
    <style:font-face style:name="Arial Unicode MS" svg:font-family="'Arial Unicode MS'"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ongti SC1" svg:font-family="'Songti SC'" style:font-family-generic="roman" style:font-pitch="variable"/>
    <style:font-face style:name="Times New Roman" svg:font-family="'Times New Roman'" style:font-family-generic="roman" style:font-pitch="variable"/>
    <style:font-face style:name="Times-Roman2" svg:font-family="Times-Roman" style:font-family-generic="roman"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ngti SC2" svg:font-family="'Songti SC'"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1T04:20:11.605287307</meta:creation-date>
    <dc:date>2024-03-12T07:38:11.799862151</dc:date>
    <meta:editing-duration>PT1H48M11S</meta:editing-duration>
    <meta:editing-cycles>1</meta:editing-cycles>
    <meta:document-statistic meta:table-count="0" meta:image-count="0" meta:object-count="0" meta:page-count="1" meta:paragraph-count="0" meta:word-count="0" meta:character-count="0" meta:non-whitespace-character-count="0"/>
    <meta:generator>LibreOffice/7.1.5.2$MacOSX_X86_64 LibreOffice_project/85f04e9f809797b8199d13c421bd8a2b025d52b5</meta:generator>
  </office:meta>
</office:document-meta>
</file>